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1236">
            <text:p>123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37">
            <text:p>1137</text:p>
          </table:table-cell>
          <table:table-cell table:style-name="ce22" office:value-type="float" office:value="662">
            <text:p>66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69">
            <text:p>1369</text:p>
          </table:table-cell>
          <table:table-cell table:style-name="ce22" office:value-type="float" office:value="280">
            <text:p>28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464">
            <text:p>5464</text:p>
          </table:table-cell>
          <table:table-cell table:style-name="ce22" office:value-type="float" office:value="2773">
            <text:p>27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05">
            <text:p>60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4">
            <text:p>58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86">
            <text:p>2886</text:p>
          </table:table-cell>
          <table:table-cell table:style-name="ce22" office:value-type="float" office:value="492">
            <text:p>49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95">
            <text:p>5495</text:p>
          </table:table-cell>
          <table:table-cell table:style-name="ce22" office:value-type="float" office:value="2183">
            <text:p>218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959">
            <text:p>10959</text:p>
          </table:table-cell>
          <table:table-cell table:style-name="ce22" office:value-type="float" office:value="4956">
            <text:p>49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